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 Narrow" svg:font-family="&quot;Arial Narrow&quot;"/>
    <style:font-face style:name="Arial" svg:font-family="Arial"/>
    <style:font-face style:name="Arial1" svg:font-family="Arial1"/>
    <style:font-face style:name="Times New Roman" svg:font-family="&quot;Times New Roman&quot;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font-family-generic="swiss"/>
    </style:style>
    <style:style style:name="ce5" style:family="table-cell" style:parent-style-name="Default" style:data-style-name="N36">
      <style:table-cell-properties fo:border-top="thin solid #000000" fo:border-bottom="thin dotted #000000" fo:border-left="thin solid #000000" fo:border-right="none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style:cell-protect="non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dotted #000000" fo:border-left="none" fo:border-right="thin solid #000000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8" style:family="table-cell" style:parent-style-name="Default" style:data-style-name="N38">
      <style:table-cell-properties fo:border-top="thin solid #000000" fo:border-bottom="thin dotted #000000" fo:border-left="thin solid #000000" fo:border-right="thin solid #000000" style:cell-protect="none"/>
    </style:style>
    <style:style style:name="ce9" style:family="table-cell" style:parent-style-name="Default" style:data-style-name="N37">
      <style:table-cell-properties fo:border-top="thin solid #000000" fo:border-bottom="thin dotte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dotted #000000" fo:border-bottom="thin dotted #000000" fo:border-left="thin solid #000000" fo:border-right="none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style:cell-protect="non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tted #000000" fo:border-bottom="thin dotted #000000" fo:border-left="none" fo:border-right="thin solid #000000" style:vertical-align="automatic" style:cell-protect="none" style:repeat-content="false"/>
      <style:paragraph-properties fo:text-align="center"/>
    </style:style>
    <style:style style:name="ce13" style:family="table-cell" style:parent-style-name="Default" style:data-style-name="N38">
      <style:table-cell-properties fo:border-top="thin dotted #000000" fo:border-bottom="thin dotted #000000" fo:border-left="thin solid #000000" fo:border-right="thin solid #000000" style:cell-protect="none"/>
    </style:style>
    <style:style style:name="ce14" style:family="table-cell" style:parent-style-name="Default" style:data-style-name="N0">
      <style:table-cell-properties fo:border-top="thin dotted #000000" fo:border-bottom="thin dotted #000000" fo:border-left="thin solid #000000" fo:border-right="none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dotted #000000" fo:border-bottom="thin dotted #000000" fo:border-left="none" fo:border-right="thin solid #000000" style:vertical-align="automatic" style:cell-protect="none" style:repeat-content="fals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 style:data-style-name="N36">
      <style:table-cell-properties fo:border-top="thin dotted #000000" fo:border-bottom="thin dotted #000000" fo:border-left="thin solid #000000" fo:border-right="none" style:vertical-align="automatic" fo:background-color="#FFFF0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00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dotted #000000" fo:border-bottom="thin dotted #000000" fo:border-left="none" fo:border-right="thin solid #000000" style:vertical-align="automatic" fo:background-color="#FFFF00" style:cell-protect="none" style:repeat-content="false"/>
      <style:paragraph-properties fo:text-align="center"/>
      <style:text-properties fo:font-size="6pt" style:font-size-asian="6pt" style:font-size-complex="6pt"/>
    </style:style>
    <style:style style:name="ce19" style:family="table-cell" style:parent-style-name="Default" style:data-style-name="N38">
      <style:table-cell-properties fo:border-top="thin dotted #000000" fo:border-bottom="thin dotted #000000" fo:border-left="thin solid #000000" fo:border-right="thin solid #000000" fo:background-color="#FFFF00" style:cell-protect="none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FFFF00"/>
    </style:style>
    <style:style style:name="ce22" style:family="table-cell" style:parent-style-name="Default" style:data-style-name="N0">
      <style:table-cell-properties fo:border-top="thin dotted #000000" fo:border-bottom="thin dotted #000000" fo:border-left="thin solid #000000" fo:border-right="none" style:vertical-align="automatic" style:cell-protect="non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dotted #000000" fo:border-left="thin solid #000000" fo:border-right="none" style:vertical-align="automatic" style:cell-protect="non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dotted #000000" fo:border-left="none" fo:border-right="thin solid #000000" style:vertical-align="automatic" style:cell-protect="none" style:repeat-content="false"/>
      <style:paragraph-properties fo:text-align="center"/>
    </style:style>
    <style:style style:name="ce25" style:family="table-cell" style:parent-style-name="Default" style:data-style-name="N38">
      <style:table-cell-properties fo:border-top="thin solid #000000" fo:border-bottom="thin dotted #000000" fo:border-left="thin solid #000000" fo:border-right="thin solid #000000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fo:border-top="thin dotted #000000" fo:border-bottom="thin dotted #000000" fo:border-left="thin solid #000000" fo:border-right="none" style:vertical-align="automatic" fo:background-color="#ED1C24" style:cell-protect="non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ED1C24" style:cell-protect="non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dotted #000000" fo:border-bottom="thin dotted #000000" fo:border-left="none" fo:border-right="thin solid #000000" style:vertical-align="automatic" fo:background-color="#ED1C24" style:cell-protect="none" style:repeat-content="false"/>
      <style:paragraph-properties fo:text-align="center"/>
    </style:style>
    <style:style style:name="ce29" style:family="table-cell" style:parent-style-name="Default" style:data-style-name="N38">
      <style:table-cell-properties fo:border-top="thin dotted #000000" fo:border-bottom="thin dotted #000000" fo:border-left="thin solid #000000" fo:border-right="thin solid #000000" fo:background-color="#ED1C24" style:cell-protect="none"/>
    </style:style>
    <style:style style:name="ce30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#ED1C24"/>
    </style:style>
    <style:style style:name="ce32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middle" style:cell-protect="non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dotted #000000" fo:border-bottom="thin dotted #000000" fo:border-left="none" fo:border-right="thin solid #000000" style:vertical-align="middle" style:cell-protect="non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dotted #000000" fo:border-bottom="2pt solid #000000" fo:border-left="thin solid #000000" fo:border-right="none" style:vertical-align="automatic" style:cell-protect="non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dotted #000000" fo:border-bottom="2pt solid #000000" fo:border-left="thin solid #000000" fo:border-right="thin solid #000000" style:vertical-align="middle" style:cell-protect="non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dotted #000000" fo:border-bottom="2pt solid #000000" fo:border-left="none" fo:border-right="thin solid #000000" style:vertical-align="middle" style:cell-protect="none" style:repeat-content="false"/>
      <style:paragraph-properties fo:text-align="center"/>
    </style:style>
    <style:style style:name="ce37" style:family="table-cell" style:parent-style-name="Default" style:data-style-name="N38">
      <style:table-cell-properties fo:border-top="thin dotted #000000" fo:border-bottom="2pt solid #000000" fo:border-left="thin solid #000000" fo:border-right="thin solid #000000" style:cell-protect="none"/>
    </style:style>
    <style:style style:name="ce38" style:family="table-cell" style:parent-style-name="Default" style:data-style-name="N37">
      <style:table-cell-properties fo:border-top="thin solid #000000" fo:border-bottom="thin dotted #000000" fo:border-left="none" fo:border-right="2pt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C0C0C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C0C0C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middle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wrap-option="wrap" fo:background-color="transparent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transparent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transparent" style:cell-protect="none" style:repeat-content="false"/>
      <style:paragraph-properties fo:text-align="center"/>
    </style:style>
    <style:style style:name="ce48" style:family="table-cell" style:parent-style-name="Default" style:data-style-name="N37">
      <style:table-cell-properties fo:border-top="thin dotted #000000" fo:border-bottom="thin dotte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transparent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dotted #000000" fo:border-left="2pt solid #000000" fo:border-right="none" fo:background-color="transparent"/>
    </style:style>
    <style:style style:name="ce51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transparent"/>
    </style:style>
    <style:style style:name="ce52" style:family="table-cell" style:parent-style-name="Default" style:data-style-name="N0">
      <style:table-cell-properties fo:border-top="thin dotted #000000" fo:border-bottom="thin dotted #000000" fo:border-left="thin solid #000000" fo:border-right="2pt solid #000000" fo:background-color="transparent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background-color="#FFFF00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00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00" style:cell-protect="none" style:repeat-content="false"/>
      <style:paragraph-properties fo:text-align="center"/>
    </style:style>
    <style:style style:name="ce57" style:family="table-cell" style:parent-style-name="Default" style:data-style-name="N37">
      <style:table-cell-properties fo:border-top="thin dotted #000000" fo:border-bottom="thin dotte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transparent"/>
    </style:style>
    <style:style style:name="ce59" style:family="table-cell" style:parent-style-name="Default" style:data-style-name="N0">
      <style:table-cell-properties fo:border-top="thin solid #000000" fo:border-bottom="thin dotted #000000" fo:border-left="thin solid #000000" fo:border-right="2pt solid #000000" fo:background-color="transparent"/>
    </style:style>
    <style:style style:name="ce60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background-color="#ED1C24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ED1C24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ED1C24" style:cell-protect="none" style:repeat-content="false"/>
      <style:paragraph-properties fo:text-align="center"/>
    </style:style>
    <style:style style:name="ce63" style:family="table-cell" style:parent-style-name="Default" style:data-style-name="N37">
      <style:table-cell-properties fo:border-top="thin dotted #000000" fo:border-bottom="thin dotted #000000" fo:border-left="thin solid #000000" fo:border-right="2pt solid #000000" style:vertical-align="automatic" fo:background-color="#ED1C24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dotted #000000" fo:border-bottom="2pt solid #000000" fo:border-left="thin solid #000000" fo:border-right="thin solid #000000" style:vertical-align="automatic" fo:background-color="transparent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fo:border-top="thin dotted #000000" fo:border-bottom="2pt solid #000000" fo:border-left="thin solid #000000" fo:border-right="thin solid #000000" fo:background-color="transparent"/>
    </style:style>
    <style:style style:name="ce66" style:family="table-cell" style:parent-style-name="Default" style:data-style-name="N37">
      <style:table-cell-properties fo:border-top="thin dotted #000000" fo:border-bottom="thin double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transparent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5pt" style:font-size-asian="15pt" style:font-size-complex="15pt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5pt" style:font-size-asian="15pt" style:font-size-complex="15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fo:background-color="#ED1C24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dotted #000000" fo:border-left="2pt solid #000000" fo:border-right="none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fo:border-top="thin solid #000000" fo:border-bottom="thin dotted #000000" fo:border-left="2pt solid #000000" fo:border-right="none" fo:background-color="#757171"/>
    </style:style>
    <style:style style:name="ce77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background-color="#FF0000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dotted #000000" fo:border-bottom="thin dotted #000000" fo:border-left="thin solid #000000" fo:border-right="none" style:vertical-align="automatic" fo:background-color="#FF000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0000" style:cell-protect="none" style:shrink-to-fit="tru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0000" style:cell-protect="non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dotted #000000" fo:border-bottom="thin dotted #000000" fo:border-left="none" fo:border-right="thin solid #000000" style:vertical-align="automatic" fo:background-color="#FF0000" style:cell-protect="non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0000" style:cell-protect="none" style:repeat-content="false"/>
      <style:paragraph-properties fo:text-align="center"/>
    </style:style>
    <style:style style:name="ce83" style:family="table-cell" style:parent-style-name="Default" style:data-style-name="N38">
      <style:table-cell-properties fo:border-top="thin dotted #000000" fo:border-bottom="thin dotted #000000" fo:border-left="thin solid #000000" fo:border-right="thin solid #000000" fo:background-color="#FF0000" style:cell-protect="none"/>
    </style:style>
    <style:style style:name="ce84" style:family="table-cell" style:parent-style-name="Default" style:data-style-name="N37">
      <style:table-cell-properties fo:border-top="thin dotted #000000" fo:border-bottom="thin dotted #000000" fo:border-left="thin solid #000000" fo:border-right="2pt solid #000000" style:vertical-align="automatic" fo:background-color="#FF0000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86" style:family="table-cell" style:parent-style-name="Default" style:data-style-name="N0">
      <style:table-cell-properties fo:background-color="#FF0000"/>
    </style:style>
    <style:style style:name="ce87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background-color="#404040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fo:background-color="#404040"/>
    </style:style>
    <style:style style:name="ce89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background-color="#404040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0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background-color="#FFFF00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thin dotted #000000" fo:border-bottom="2pt solid #000000" fo:border-left="2pt solid #000000" fo:border-right="none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Default" style:data-style-name="N0">
      <style:table-cell-properties fo:background-color="#757171"/>
    </style:style>
    <style:style style:name="ce93" style:family="table-cell" style:parent-style-name="Default" style:data-style-name="N0">
      <style:table-cell-properties fo:background-color="#0070C0"/>
    </style:style>
    <style:style style:name="ce94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e95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dotted #000000" fo:border-bottom="thin dotted #000000" fo:border-left="2pt solid #000000" fo:border-right="thin solid #000000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fo:border-top="2pt solid #000000" fo:border-bottom="thin dotted #000000" fo:border-left="2pt solid #000000" fo:border-right="thin solid #000000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Default" style:data-style-name="N0">
      <style:table-cell-properties fo:border-top="2pt solid #000000" fo:border-bottom="thin dotted #000000" fo:border-left="thin solid #000000" fo:border-right="thin solid #000000" style:vertical-align="automatic" fo:background-color="transparent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9" style:family="table-cell" style:parent-style-name="Default" style:data-style-name="N0">
      <style:table-cell-properties fo:border-top="2pt solid #000000" fo:border-bottom="thin dotted #000000" fo:border-left="thin solid #000000" fo:border-right="thin solid #000000" style:vertical-align="automatic" fo:background-color="transparent" style:cell-protect="non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thin dotted #000000" fo:border-bottom="thin dotted #000000" fo:border-left="2pt solid #000000" fo:border-right="thin solid #000000" style:vertical-align="automatic" fo:background-color="#FFFF00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Default" style:data-style-name="N0">
      <style:table-cell-properties fo:border-top="thin dotted #000000" fo:border-bottom="2pt solid #000000" fo:border-left="2pt solid #000000" fo:border-right="thin solid #000000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-top="thin dotted #000000" fo:border-bottom="thin dotted #000000" fo:border-left="2pt solid #000000" fo:border-right="thin solid #000000" style:vertical-align="automatic" fo:background-color="#404040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-top="thin dotted #000000" fo:border-bottom="thin dotted #000000" fo:border-left="2pt solid #000000" fo:border-right="thin solid #000000" style:vertical-align="automatic" fo:background-color="#404040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4" style:family="table-cell" style:parent-style-name="Default" style:data-style-name="N0">
      <style:table-cell-properties fo:border-top="thin dotted #000000" fo:border-bottom="thin dotted #000000" fo:border-left="2pt solid #000000" fo:border-right="thin solid #000000" style:vertical-align="automatic" fo:background-color="#ED1C24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-top="thin solid #000000" fo:border-bottom="thin dotted #000000" fo:border-left="2pt solid #000000" fo:border-right="thin solid #000000" fo:background-color="transparent"/>
    </style:style>
    <style:style style:name="ce106" style:family="table-cell" style:parent-style-name="Default" style:data-style-name="N0">
      <style:table-cell-properties fo:border-top="thin dotted #000000" fo:border-bottom="thin dotted #000000" fo:border-left="2pt solid #000000" fo:border-right="thin solid #000000" style:vertical-align="automatic" fo:background-color="#FFFF00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-top="thin dotted #000000" fo:border-bottom="thin dotted #000000" fo:border-left="2pt solid #000000" fo:border-right="thin solid #000000" style:vertical-align="automatic" fo:background-color="#FF0000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57171"/>
    </style:style>
    <style:style style:name="ce109" style:family="table-cell" style:parent-style-name="Default" style:data-style-name="N0">
      <style:table-cell-properties fo:border-top="thin solid #000000" fo:border-bottom="thin dotted #000000" fo:border-left="2pt solid #000000" fo:border-right="thin solid #000000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0" style:family="table-cell" style:parent-style-name="Default" style:data-style-name="N0">
      <style:table-cell-properties fo:border-top="thin dotted #000000" fo:border-bottom="thin solid #000000" fo:border-left="2pt solid #000000" fo:border-right="thin solid #000000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757171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Default" style:data-style-name="N0">
      <style:table-cell-properties fo:border="thin solid #000000" style:vertical-align="automatic" fo:wrap-option="wrap" fo:background-color="transparent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13.7759722222222cm"/>
    </style:style>
    <style:style style:name="co4" style:family="table-column">
      <style:table-column-properties fo:break-before="auto" style:column-width="5.16819444444444cm"/>
    </style:style>
    <style:style style:name="co5" style:family="table-column">
      <style:table-column-properties fo:break-before="auto" style:column-width="4.32152777777778cm"/>
    </style:style>
    <style:style style:name="co6" style:family="table-column">
      <style:table-column-properties fo:break-before="auto" style:column-width="3.89819444444444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12.876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48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26.2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1" table:number-columns-repeated="6" table:default-cell-style-name="ce1" table:visibility="collapse"/>
        <table:table-column table:style-name="co1" table:number-columns-repeated="12" table:default-cell-style-name="ce1"/>
        <table:table-column table:style-name="co1" table:number-columns-repeated="2" table:default-cell-style-name="ce2"/>
        <table:table-column table:style-name="co1" table:number-columns-repeated="997" table:default-cell-style-name="ce1"/>
        <table:table-column table:style-name="co2" table:number-columns-repeated="15360" table:default-cell-style-name="ce1"/>
        <table:table-row table:style-name="ro1">
          <table:table-cell table:number-columns-repeated="25" table:style-name="ce1"/>
          <table:table-cell table:number-columns-repeated="2" table:style-name="ce2"/>
          <table:table-cell table:number-columns-repeated="16357"/>
        </table:table-row>
        <table:table-row table:style-name="ro2">
          <table:table-cell table:number-columns-repeated="25" table:style-name="ce1"/>
          <table:table-cell table:number-columns-repeated="2" table:style-name="ce2"/>
          <table:table-cell table:number-columns-repeated="16357"/>
        </table:table-row>
        <table:table-row table:style-name="ro3">
          <table:table-cell office:value-type="string" table:number-columns-spanned="13" table:number-rows-spanned="2" table:style-name="ce39">
            <text:p>Désignation REFERENCE RADIOSPARE</text:p>
          </table:table-cell>
          <table:covered-table-cell table:number-columns-repeated="12"/>
          <table:table-cell office:value-type="string" table:number-columns-spanned="1" table:number-rows-spanned="2" table:style-name="ce40">
            <text:p>Délais de livraison</text:p>
          </table:table-cell>
          <table:table-cell office:value-type="string" table:number-columns-spanned="3" table:number-rows-spanned="2" table:style-name="ce41">
            <text:p>N° de réf.</text:p>
          </table:table-cell>
          <table:covered-table-cell table:number-columns-repeated="2"/>
          <table:table-cell office:value-type="string" table:number-columns-spanned="2" table:number-rows-spanned="1" table:style-name="ce41">
            <text:p>Quantités</text:p>
          </table:table-cell>
          <table:covered-table-cell/>
          <table:table-cell office:value-type="string" table:number-columns-spanned="3" table:number-rows-spanned="2" table:style-name="ce41">
            <text:p>Unité</text:p>
          </table:table-cell>
          <table:covered-table-cell table:number-columns-repeated="2"/>
          <table:table-cell office:value-type="string" table:number-columns-spanned="1" table:number-rows-spanned="2" table:style-name="ce41">
            <text:p>Prix unitaire</text:p>
          </table:table-cell>
          <table:table-cell office:value-type="string" table:number-columns-spanned="2" table:number-rows-spanned="2" table:style-name="ce42">
            <text:p>Montant Total</text:p>
          </table:table-cell>
          <table:covered-table-cell/>
          <table:table-cell office:value-type="string" table:number-columns-spanned="2" table:number-rows-spanned="2" table:style-name="ce43">
            <text:p>Quantites utilisee</text:p>
          </table:table-cell>
          <table:covered-table-cell/>
          <table:table-cell table:number-columns-repeated="16357"/>
        </table:table-row>
        <table:table-row table:style-name="ro1">
          <table:covered-table-cell/>
          <table:covered-table-cell table:number-columns-repeated="12"/>
          <table:covered-table-cell/>
          <table:covered-table-cell/>
          <table:covered-table-cell table:number-columns-repeated="2"/>
          <table:table-cell office:value-type="string" table:style-name="ce3">
            <text:p>commandées</text:p>
          </table:table-cell>
          <table:table-cell office:value-type="string" table:style-name="ce4">
            <text:p>reçues</text:p>
          </table:table-cell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11">
            <text:p>Prise d'alimentation CC, 5.0A, Montage panneau, 12,0 V, 21.3mm</text:p>
          </table:table-cell>
          <table:covered-table-cell table:number-columns-repeated="12"/>
          <table:table-cell table:style-name="ce5"/>
          <table:table-cell office:value-type="float" office:value="487832" table:number-columns-spanned="3" table:number-rows-spanned="1" table:style-name="ce112">
            <text:p>487832</text:p>
          </table:table-cell>
          <table:covered-table-cell table:number-columns-repeated="2"/>
          <table:table-cell office:value-type="float" office:value="5" table:style-name="ce6">
            <text:p>5</text:p>
          </table:table-cell>
          <table:table-cell table:style-name="ce7"/>
          <table:table-cell office:value-type="float" office:value="5" table:number-columns-spanned="3" table:number-rows-spanned="1" table:style-name="ce45">
            <text:p>5</text:p>
          </table:table-cell>
          <table:covered-table-cell table:number-columns-repeated="2"/>
          <table:table-cell office:value-type="float" office:value="7.41" table:style-name="ce8">
            <text:p>7.41 €</text:p>
          </table:table-cell>
          <table:table-cell office:value-type="float" office:value="37.049999999999997" table:formula="of:=[.R5]*[.W5]" table:style-name="ce9">
            <text:p>37.05 €<text:s/></text:p>
          </table:table-cell>
          <table:table-cell table:style-name="ce1"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09">
            <text:p>Porte-fusible monté sur panneau RS PRO taille 5 x 20mm 10A 250V c.a.</text:p>
          </table:table-cell>
          <table:covered-table-cell table:number-columns-repeated="12"/>
          <table:table-cell table:style-name="ce10"/>
          <table:table-cell office:value-type="float" office:value="1884630" table:number-columns-spanned="3" table:number-rows-spanned="1" table:style-name="ce44">
            <text:p>1884630</text:p>
          </table:table-cell>
          <table:covered-table-cell table:number-columns-repeated="2"/>
          <table:table-cell office:value-type="float" office:value="5" table:style-name="ce11">
            <text:p>5</text:p>
          </table:table-cell>
          <table:table-cell table:style-name="ce12"/>
          <table:table-cell office:value-type="float" office:value="5" table:number-columns-spanned="3" table:number-rows-spanned="1" table:style-name="ce47">
            <text:p>5</text:p>
          </table:table-cell>
          <table:covered-table-cell table:number-columns-repeated="2"/>
          <table:table-cell office:value-type="float" office:value="4.0599999999999996" table:style-name="ce13">
            <text:p>4.06 €</text:p>
          </table:table-cell>
          <table:table-cell office:value-type="float" office:value="20.299999999999997" table:formula="of:=[.R6]*[.W6]" table:number-columns-spanned="2" table:number-rows-spanned="1" table:style-name="ce48">
            <text:p>20.30 €<text:s/>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10">
            <text:p>Voyant LED lumineux Rouge CML Innovative Technologies, dia. 8mm, 24V c.c., IP67</text:p>
          </table:table-cell>
          <table:covered-table-cell table:number-columns-repeated="12"/>
          <table:table-cell table:style-name="ce10"/>
          <table:table-cell office:value-type="float" office:value="1950307" table:number-columns-spanned="3" table:number-rows-spanned="1" table:style-name="ce49">
            <text:p>1950307</text:p>
          </table:table-cell>
          <table:covered-table-cell table:number-columns-repeated="2"/>
          <table:table-cell office:value-type="float" office:value="20" table:style-name="ce11">
            <text:p>20</text:p>
          </table:table-cell>
          <table:table-cell table:style-name="ce12"/>
          <table:table-cell office:value-type="float" office:value="20" table:number-columns-spanned="3" table:number-rows-spanned="1" table:style-name="ce47">
            <text:p>20</text:p>
          </table:table-cell>
          <table:covered-table-cell table:number-columns-repeated="2"/>
          <table:table-cell office:value-type="float" office:value="4.3899999999999997" table:style-name="ce13">
            <text:p>4.39 €</text:p>
          </table:table-cell>
          <table:table-cell office:value-type="float" office:value="87.8" table:formula="of:=[.R7]*[.W7]" table:number-columns-spanned="2" table:number-rows-spanned="1" table:style-name="ce48">
            <text:p>87.80 €<text:s/></text:p>
          </table:table-cell>
          <table:covered-table-cell/>
          <table:table-cell office:value-type="float" office:value="8" table:number-columns-spanned="2" table:number-rows-spanned="1" table:style-name="ce46">
            <text:p>8</text:p>
          </table:table-cell>
          <table:covered-table-cell/>
          <table:table-cell table:number-columns-repeated="16357"/>
        </table:table-row>
        <table:table-row table:style-name="ro1">
          <table:table-cell table:number-columns-spanned="13" table:number-rows-spanned="1" table:style-name="ce108"/>
          <table:covered-table-cell table:number-columns-repeated="12"/>
          <table:table-cell table:style-name="ce10"/>
          <table:table-cell table:number-columns-spanned="3" table:number-rows-spanned="1" table:style-name="ce51"/>
          <table:covered-table-cell table:number-columns-repeated="2"/>
          <table:table-cell table:style-name="ce11"/>
          <table:table-cell table:style-name="ce12"/>
          <table:table-cell table:number-columns-spanned="3" table:number-rows-spanned="1" table:style-name="ce51"/>
          <table:covered-table-cell table:number-columns-repeated="2"/>
          <table:table-cell table:style-name="ce13"/>
          <table:table-cell table:number-columns-spanned="2" table:number-rows-spanned="1" table:style-name="ce52"/>
          <table:covered-table-cell/>
          <table:table-cell table:number-columns-spanned="2" table:number-rows-spanned="1" table:style-name="ce53"/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09">
            <text:p>Relais d'interface 24V c.c., 4 RT, montage Rail DIN, série , 58 Series</text:p>
          </table:table-cell>
          <table:covered-table-cell table:number-columns-repeated="12"/>
          <table:table-cell table:style-name="ce14"/>
          <table:table-cell office:value-type="float" office:value="6237292" table:number-columns-spanned="3" table:number-rows-spanned="1" table:style-name="ce49">
            <text:p>6237292</text:p>
          </table:table-cell>
          <table:covered-table-cell table:number-columns-repeated="2"/>
          <table:table-cell office:value-type="float" office:value="5" table:style-name="ce11">
            <text:p>5</text:p>
          </table:table-cell>
          <table:table-cell table:style-name="ce12"/>
          <table:table-cell office:value-type="float" office:value="5" table:number-columns-spanned="3" table:number-rows-spanned="1" table:style-name="ce47">
            <text:p>5</text:p>
          </table:table-cell>
          <table:covered-table-cell table:number-columns-repeated="2"/>
          <table:table-cell office:value-type="float" office:value="19.88" table:style-name="ce13">
            <text:p>19.88 €</text:p>
          </table:table-cell>
          <table:table-cell office:value-type="float" office:value="99.399999999999991" table:formula="of:=[.R9]*[.W9]" table:number-columns-spanned="2" table:number-rows-spanned="1" table:style-name="ce48">
            <text:p>99.40 €<text:s/></text:p>
          </table:table-cell>
          <table:covered-table-cell/>
          <table:table-cell office:value-type="float" office:value="14" table:number-columns-spanned="2" table:number-rows-spanned="1" table:style-name="ce46">
            <text:p>14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07">
            <text:p><text:span text:style-name="T1">Gaine thermorétractable RS PRO, Dia. 3mm Noir rétreint 3:1,<text:s/></text:span><text:span text:style-name="T2">10m (1,46eurosHT le mètre)</text:span></text:p>
          </table:table-cell>
          <table:covered-table-cell table:number-columns-repeated="12"/>
          <table:table-cell table:style-name="ce78"/>
          <table:table-cell office:value-type="string" table:number-columns-spanned="3" table:number-rows-spanned="1" table:style-name="ce79">
            <text:p>700-4532</text:p>
          </table:table-cell>
          <table:covered-table-cell table:number-columns-repeated="2"/>
          <table:table-cell office:value-type="float" office:value="10" table:style-name="ce80">
            <text:p>10</text:p>
          </table:table-cell>
          <table:table-cell table:style-name="ce81"/>
          <table:table-cell office:value-type="float" office:value="10" table:number-columns-spanned="3" table:number-rows-spanned="1" table:style-name="ce82">
            <text:p>10</text:p>
          </table:table-cell>
          <table:covered-table-cell table:number-columns-repeated="2"/>
          <table:table-cell office:value-type="float" office:value="1.464" table:style-name="ce83">
            <text:p>1.46 €</text:p>
          </table:table-cell>
          <table:table-cell office:value-type="float" office:value="14.64" table:formula="of:=[.R10]*[.W10]" table:number-columns-spanned="2" table:number-rows-spanned="1" table:style-name="ce84">
            <text:p>14.64 €<text:s/></text:p>
          </table:table-cell>
          <table:covered-table-cell/>
          <table:table-cell table:number-columns-repeated="2" table:style-name="ce85"/>
          <table:table-cell table:number-columns-repeated="16357" table:style-name="ce86"/>
        </table:table-row>
        <table:table-row table:style-name="ro1">
          <table:table-cell office:value-type="string" table:number-columns-spanned="13" table:number-rows-spanned="1" table:style-name="ce102">
            <text:p>Interrupteur à levier RS PRO, On-Off, 1NO, 5 A @ 28 V c.c.</text:p>
          </table:table-cell>
          <table:covered-table-cell table:number-columns-repeated="12"/>
          <table:table-cell table:style-name="ce10"/>
          <table:table-cell office:value-type="float" office:value="7347154" table:number-columns-spanned="3" table:number-rows-spanned="1" table:style-name="ce49">
            <text:p>7347154</text:p>
          </table:table-cell>
          <table:covered-table-cell table:number-columns-repeated="2"/>
          <table:table-cell office:value-type="float" office:value="30" table:style-name="ce11">
            <text:p>30</text:p>
          </table:table-cell>
          <table:table-cell table:style-name="ce15"/>
          <table:table-cell office:value-type="float" office:value="30" table:number-columns-spanned="3" table:number-rows-spanned="1" table:style-name="ce47">
            <text:p>30</text:p>
          </table:table-cell>
          <table:covered-table-cell table:number-columns-repeated="2"/>
          <table:table-cell office:value-type="float" office:value="2.98" table:style-name="ce13">
            <text:p>2.98 €</text:p>
          </table:table-cell>
          <table:table-cell office:value-type="float" office:value="89.4" table:formula="of:=[.R11]*[.W11]" table:number-columns-spanned="2" table:number-rows-spanned="1" table:style-name="ce48">
            <text:p>89.40 €<text:s/></text:p>
          </table:table-cell>
          <table:covered-table-cell/>
          <table:table-cell office:value-type="float" office:value="7" table:number-columns-spanned="2" table:number-rows-spanned="1" table:style-name="ce46">
            <text:p>7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06">
            <text:p>Cosse faston Molex, 190170001, 22 AWG, Isolé, Rouge, série : 19017</text:p>
          </table:table-cell>
          <table:covered-table-cell table:number-columns-repeated="12"/>
          <table:table-cell table:style-name="ce16"/>
          <table:table-cell office:value-type="float" office:value="2135344" table:number-columns-spanned="3" table:number-rows-spanned="1" table:style-name="ce55">
            <text:p>2135344</text:p>
          </table:table-cell>
          <table:covered-table-cell table:number-columns-repeated="2"/>
          <table:table-cell office:value-type="float" office:value="100" table:style-name="ce17">
            <text:p>100</text:p>
          </table:table-cell>
          <table:table-cell table:style-name="ce18"/>
          <table:table-cell office:value-type="float" office:value="100" table:number-columns-spanned="3" table:number-rows-spanned="1" table:style-name="ce56">
            <text:p>100</text:p>
          </table:table-cell>
          <table:covered-table-cell table:number-columns-repeated="2"/>
          <table:table-cell office:value-type="float" office:value="0.13500000000000001" table:style-name="ce19">
            <text:p>0.14 €</text:p>
          </table:table-cell>
          <table:table-cell office:value-type="float" office:value="13.5" table:formula="of:=[.R12]*[.W12]" table:number-columns-spanned="2" table:number-rows-spanned="1" table:style-name="ce57">
            <text:p>13.50 €<text:s/></text:p>
          </table:table-cell>
          <table:covered-table-cell/>
          <table:table-cell table:number-columns-repeated="2" table:style-name="ce20"/>
          <table:table-cell table:number-columns-repeated="16357" table:style-name="ce21"/>
        </table:table-row>
        <table:table-row table:style-name="ro1">
          <table:table-cell office:value-type="string" table:number-columns-spanned="13" table:number-rows-spanned="1" table:style-name="ce96">
            <text:p>Alimentation enfichable 24V c.c., 750mA, 18W, , Régulée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206-4923</text:p>
          </table:table-cell>
          <table:covered-table-cell table:number-columns-repeated="2"/>
          <table:table-cell office:value-type="float" office:value="5" table:style-name="ce11">
            <text:p>5</text:p>
          </table:table-cell>
          <table:table-cell table:style-name="ce12"/>
          <table:table-cell office:value-type="float" office:value="5" table:number-columns-spanned="3" table:number-rows-spanned="1" table:style-name="ce47">
            <text:p>5</text:p>
          </table:table-cell>
          <table:covered-table-cell table:number-columns-repeated="2"/>
          <table:table-cell office:value-type="float" office:value="11.95" table:style-name="ce13">
            <text:p>11.95 €</text:p>
          </table:table-cell>
          <table:table-cell office:value-type="float" office:value="59.75" table:formula="of:=[.R13]*[.W13]" table:number-columns-spanned="2" table:number-rows-spanned="1" table:style-name="ce48">
            <text:p>59.75 €<text:s/>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96">
            <text:p>Cartouche fusible RS PRO, 1A 5 x 20mm Type T 250V c.a.(lot de 100)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563-558A</text:p>
          </table:table-cell>
          <table:covered-table-cell table:number-columns-repeated="2"/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100" table:number-columns-spanned="3" table:number-rows-spanned="1" table:style-name="ce47">
            <text:p>100</text:p>
          </table:table-cell>
          <table:covered-table-cell table:number-columns-repeated="2"/>
          <table:table-cell office:value-type="float" office:value="16.79" table:style-name="ce13">
            <text:p>16.79 €</text:p>
          </table:table-cell>
          <table:table-cell office:value-type="float" office:value="16.79" table:formula="of:=[.R14]*[.W14]" table:number-columns-spanned="2" table:number-rows-spanned="1" table:style-name="ce48">
            <text:p>16.79 €<text:s/>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table:number-columns-repeated="16357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number-columns-spanned="13" table:number-rows-spanned="1" table:style-name="ce105"/>
          <table:covered-table-cell table:number-columns-repeated="12"/>
          <table:table-cell table:style-name="ce23"/>
          <table:table-cell table:number-columns-spanned="3" table:number-rows-spanned="1" table:style-name="ce58"/>
          <table:covered-table-cell table:number-columns-repeated="2"/>
          <table:table-cell table:style-name="ce6"/>
          <table:table-cell table:style-name="ce24"/>
          <table:table-cell table:number-columns-spanned="3" table:number-rows-spanned="1" table:style-name="ce58"/>
          <table:covered-table-cell table:number-columns-repeated="2"/>
          <table:table-cell table:style-name="ce25"/>
          <table:table-cell table:number-columns-spanned="2" table:number-rows-spanned="1" table:style-name="ce59"/>
          <table:covered-table-cell/>
          <table:table-cell table:number-columns-repeated="2" table:style-name="ce2"/>
          <table:table-cell table:number-columns-repeated="16357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number-columns-spanned="13" table:number-rows-spanned="1" table:style-name="ce104">
            <text:p>Cosse faston RS PRO, 1.5 → 2.5 mm², 16 → 14 AWG, Isolé, Bleu (lot de 100)</text:p>
          </table:table-cell>
          <table:covered-table-cell table:number-columns-repeated="12"/>
          <table:table-cell table:style-name="ce26"/>
          <table:table-cell office:value-type="string" table:number-columns-spanned="3" table:number-rows-spanned="1" table:style-name="ce61">
            <text:p>178-8330</text:p>
          </table:table-cell>
          <table:covered-table-cell table:number-columns-repeated="2"/>
          <table:table-cell office:value-type="float" office:value="2" table:style-name="ce27">
            <text:p>2</text:p>
          </table:table-cell>
          <table:table-cell table:style-name="ce28"/>
          <table:table-cell office:value-type="float" office:value="100" table:number-columns-spanned="3" table:number-rows-spanned="1" table:style-name="ce62">
            <text:p>100</text:p>
          </table:table-cell>
          <table:covered-table-cell table:number-columns-repeated="2"/>
          <table:table-cell office:value-type="float" office:value="5" table:style-name="ce29">
            <text:p>5.00 €</text:p>
          </table:table-cell>
          <table:table-cell office:value-type="float" office:value="10" table:formula="of:=[.R19]*[.W19]" table:number-columns-spanned="2" table:number-rows-spanned="1" table:style-name="ce63">
            <text:p>10.00 €<text:s/></text:p>
          </table:table-cell>
          <table:covered-table-cell/>
          <table:table-cell table:number-columns-repeated="2" table:style-name="ce30"/>
          <table:table-cell table:number-columns-repeated="16357" table:style-name="ce31"/>
        </table:table-row>
        <table:table-row table:style-name="ro1">
          <table:table-cell office:value-type="string" table:number-columns-spanned="13" table:number-rows-spanned="1" table:style-name="ce104">
            <text:p>Cosse faston RS PRO, Isolé, Jaune (lot de 100)</text:p>
          </table:table-cell>
          <table:covered-table-cell table:number-columns-repeated="12"/>
          <table:table-cell table:style-name="ce26"/>
          <table:table-cell office:value-type="string" table:number-columns-spanned="3" table:number-rows-spanned="1" table:style-name="ce61">
            <text:p>613-9930</text:p>
          </table:table-cell>
          <table:covered-table-cell table:number-columns-repeated="2"/>
          <table:table-cell office:value-type="float" office:value="2" table:style-name="ce27">
            <text:p>2</text:p>
          </table:table-cell>
          <table:table-cell table:style-name="ce28"/>
          <table:table-cell office:value-type="float" office:value="100" table:number-columns-spanned="3" table:number-rows-spanned="1" table:style-name="ce62">
            <text:p>100</text:p>
          </table:table-cell>
          <table:covered-table-cell table:number-columns-repeated="2"/>
          <table:table-cell office:value-type="float" office:value="3.6" table:style-name="ce29">
            <text:p>3.60 €</text:p>
          </table:table-cell>
          <table:table-cell office:value-type="float" office:value="7.2" table:formula="of:=[.R20]*[.W20]" table:number-columns-spanned="2" table:number-rows-spanned="1" table:style-name="ce63">
            <text:p>7.20 €<text:s/></text:p>
          </table:table-cell>
          <table:covered-table-cell/>
          <table:table-cell table:number-columns-repeated="2" table:style-name="ce30"/>
          <table:table-cell table:number-columns-repeated="16357" table:style-name="ce3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3" table:style-name="ce88"/>
          <table:table-cell table:number-columns-repeated="12" table:style-name="ce1"/>
          <table:table-cell table:number-columns-repeated="2" table:style-name="ce2"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02">
            <text:p>cavalier pour relais d’interface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<text:s/>144-1590</text:p>
          </table:table-cell>
          <table:covered-table-cell table:number-columns-repeated="2"/>
          <table:table-cell office:value-type="float" office:value="5" table:style-name="ce32">
            <text:p>5</text:p>
          </table:table-cell>
          <table:table-cell office:value-type="float" office:value="5" table:style-name="ce33">
            <text:p>5</text:p>
          </table:table-cell>
          <table:table-cell table:number-columns-spanned="3" table:number-rows-spanned="1" table:style-name="ce51"/>
          <table:covered-table-cell table:number-columns-repeated="2"/>
          <table:table-cell office:value-type="float" office:value="2.8" table:style-name="ce13">
            <text:p>2.80 €</text:p>
          </table:table-cell>
          <table:table-cell office:value-type="float" office:value="14" table:formula="of:=[.R23]*[.W23]" table:number-columns-spanned="2" table:number-rows-spanned="1" table:style-name="ce48">
            <text:p>14.00 €<text:s/></text:p>
          </table:table-cell>
          <table:covered-table-cell/>
          <table:table-cell office:value-type="float" office:value="5" table:number-columns-spanned="2" table:number-rows-spanned="1" table:style-name="ce46">
            <text:p>5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03">
            <text:p>Rail DIN RS PRO 500mm x 35mm x 7.5mm, Fendu, Rail oméga en Acier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467-406</text:p>
          </table:table-cell>
          <table:covered-table-cell table:number-columns-repeated="2"/>
          <table:table-cell office:value-type="float" office:value="8" table:style-name="ce32">
            <text:p>8</text:p>
          </table:table-cell>
          <table:table-cell office:value-type="float" office:value="8" table:style-name="ce33">
            <text:p>8</text:p>
          </table:table-cell>
          <table:table-cell table:number-columns-spanned="3" table:number-rows-spanned="1" table:style-name="ce51"/>
          <table:covered-table-cell table:number-columns-repeated="2"/>
          <table:table-cell office:value-type="float" office:value="4.41" table:style-name="ce13">
            <text:p>4.41 €</text:p>
          </table:table-cell>
          <table:table-cell office:value-type="float" office:value="35.28" table:formula="of:=[.R24]*[.W24]" table:number-columns-spanned="2" table:number-rows-spanned="1" table:style-name="ce48">
            <text:p>35.28 €<text:s/></text:p>
          </table:table-cell>
          <table:covered-table-cell/>
          <table:table-cell office:value-type="float" office:value="8" table:number-columns-spanned="2" table:number-rows-spanned="1" table:style-name="ce46">
            <text:p>8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100">
            <text:p>Cavalier pour Prises femelles 94.02 - 94.03 - 94.04 - 96.02. Séries 58 et 59 94 Series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400-4034</text:p>
          </table:table-cell>
          <table:covered-table-cell table:number-columns-repeated="2"/>
          <table:table-cell office:value-type="float" office:value="3" table:style-name="ce32">
            <text:p>3</text:p>
          </table:table-cell>
          <table:table-cell office:value-type="float" office:value="3" table:style-name="ce33">
            <text:p>3</text:p>
          </table:table-cell>
          <table:table-cell table:number-columns-spanned="3" table:number-rows-spanned="1" table:style-name="ce51"/>
          <table:covered-table-cell table:number-columns-repeated="2"/>
          <table:table-cell office:value-type="float" office:value="5.93" table:style-name="ce13">
            <text:p>5.93 €</text:p>
          </table:table-cell>
          <table:table-cell office:value-type="float" office:value="17.79" table:formula="of:=[.R25]*[.W25]" table:number-columns-spanned="2" table:number-rows-spanned="1" table:style-name="ce48">
            <text:p>17.79 €<text:s/></text:p>
          </table:table-cell>
          <table:covered-table-cell/>
          <table:table-cell office:value-type="float" office:value="3" table:number-columns-spanned="2" table:number-rows-spanned="1" table:style-name="ce46">
            <text:p>3</text:p>
          </table:table-cell>
          <table:covered-table-cell/>
          <table:table-cell table:number-columns-repeated="16357"/>
        </table:table-row>
        <table:table-row table:style-name="ro2">
          <table:table-cell office:value-type="string" table:number-columns-spanned="13" table:number-rows-spanned="1" table:style-name="ce101">
            <text:p>Bloc de jonction RS PRO, 2.5mm², A visser gris (1 paquet de 10)</text:p>
          </table:table-cell>
          <table:covered-table-cell table:number-columns-repeated="12"/>
          <table:table-cell table:style-name="ce34"/>
          <table:table-cell office:value-type="string" table:number-columns-spanned="3" table:number-rows-spanned="1" table:style-name="ce64">
            <text:p>878-7487</text:p>
          </table:table-cell>
          <table:covered-table-cell table:number-columns-repeated="2"/>
          <table:table-cell office:value-type="float" office:value="6" table:style-name="ce35">
            <text:p>6</text:p>
          </table:table-cell>
          <table:table-cell office:value-type="float" office:value="6" table:style-name="ce36">
            <text:p>6</text:p>
          </table:table-cell>
          <table:table-cell table:number-columns-spanned="3" table:number-rows-spanned="1" table:style-name="ce65"/>
          <table:covered-table-cell table:number-columns-repeated="2"/>
          <table:table-cell office:value-type="float" office:value="4.5" table:style-name="ce37">
            <text:p>4.50 €</text:p>
          </table:table-cell>
          <table:table-cell office:value-type="float" office:value="27" table:formula="of:=[.R26]*[.W26]" table:number-columns-spanned="2" table:number-rows-spanned="1" table:style-name="ce66">
            <text:p>27.00 €<text:s/></text:p>
          </table:table-cell>
          <table:covered-table-cell/>
          <table:table-cell office:value-type="float" office:value="6" table:number-columns-spanned="2" table:number-rows-spanned="1" table:style-name="ce46">
            <text:p>6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97">
            <text:p>Bloc de jonction RS PRO, 2.5mm², A visser, Orange 1 paquet de 10</text:p>
          </table:table-cell>
          <table:covered-table-cell table:number-columns-repeated="12"/>
          <table:table-cell table:style-name="ce23"/>
          <table:table-cell office:value-type="string" table:number-columns-spanned="3" table:number-rows-spanned="1" table:style-name="ce98">
            <text:p>913-1207</text:p>
          </table:table-cell>
          <table:covered-table-cell table:number-columns-repeated="2"/>
          <table:table-cell office:value-type="float" office:value="2" table:style-name="ce6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1" table:number-columns-spanned="3" table:number-rows-spanned="1" table:style-name="ce99">
            <text:p>1</text:p>
          </table:table-cell>
          <table:covered-table-cell table:number-columns-repeated="2"/>
          <table:table-cell office:value-type="float" office:value="5.14" table:style-name="ce8">
            <text:p>5.14 €</text:p>
          </table:table-cell>
          <table:table-cell office:value-type="float" office:value="10.28" table:formula="of:=[.R27]*[.W27]" table:style-name="ce9">
            <text:p>10.28 €<text:s/></text:p>
          </table:table-cell>
          <table:table-cell table:style-name="ce38"/>
          <table:table-cell office:value-type="float" office:value="2" table:number-columns-spanned="2" table:number-rows-spanned="1" table:style-name="ce46">
            <text:p>2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96">
            <text:p>Bloc de jonction RS PRO, 2.5mm², A visser, Noir 1 paquet de 10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878-7496</text:p>
          </table:table-cell>
          <table:covered-table-cell table:number-columns-repeated="2"/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" table:number-columns-spanned="3" table:number-rows-spanned="1" table:style-name="ce47">
            <text:p>1</text:p>
          </table:table-cell>
          <table:covered-table-cell table:number-columns-repeated="2"/>
          <table:table-cell office:value-type="float" office:value="4.63" table:style-name="ce13">
            <text:p>4.63 €</text:p>
          </table:table-cell>
          <table:table-cell office:value-type="float" office:value="9.26" table:formula="of:=[.R28]*[.W28]" table:number-columns-spanned="2" table:number-rows-spanned="1" table:style-name="ce48">
            <text:p>9.26 €<text:s/></text:p>
          </table:table-cell>
          <table:covered-table-cell/>
          <table:table-cell office:value-type="float" office:value="2" table:number-columns-spanned="2" table:number-rows-spanned="1" table:style-name="ce46">
            <text:p>2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96">
            <text:p>Cavalier RS PRO pour Bloc de jonction à verrouillage à vis 1 paquet de 5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878-7572</text:p>
          </table:table-cell>
          <table:covered-table-cell table:number-columns-repeated="2"/>
          <table:table-cell office:value-type="float" office:value="6" table:style-name="ce11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" table:number-columns-spanned="3" table:number-rows-spanned="1" table:style-name="ce47">
            <text:p>1</text:p>
          </table:table-cell>
          <table:covered-table-cell table:number-columns-repeated="2"/>
          <table:table-cell office:value-type="float" office:value="4.24" table:style-name="ce13">
            <text:p>4.24 €</text:p>
          </table:table-cell>
          <table:table-cell office:value-type="float" office:value="25.44" table:formula="of:=[.R29]*[.W29]" table:number-columns-spanned="2" table:number-rows-spanned="1" table:style-name="ce48">
            <text:p>25.44 €<text:s/></text:p>
          </table:table-cell>
          <table:covered-table-cell/>
          <table:table-cell office:value-type="float" office:value="6" table:number-columns-spanned="2" table:number-rows-spanned="1" table:style-name="ce46">
            <text:p>6</text:p>
          </table:table-cell>
          <table:covered-table-cell/>
          <table:table-cell table:number-columns-repeated="16357"/>
        </table:table-row>
        <table:table-row table:style-name="ro1">
          <table:table-cell office:value-type="string" table:number-columns-spanned="13" table:number-rows-spanned="1" table:style-name="ce96">
            <text:p>Etiquette identification RS PRO à utiliser avec Bloc jonction à verrouillage à vis (2x50 etiquettes)</text:p>
          </table:table-cell>
          <table:covered-table-cell table:number-columns-repeated="12"/>
          <table:table-cell table:style-name="ce22"/>
          <table:table-cell office:value-type="string" table:number-columns-spanned="3" table:number-rows-spanned="1" table:style-name="ce49">
            <text:p>878-7590</text:p>
          </table:table-cell>
          <table:covered-table-cell table:number-columns-repeated="2"/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" table:number-columns-spanned="3" table:number-rows-spanned="1" table:style-name="ce47">
            <text:p>1</text:p>
          </table:table-cell>
          <table:covered-table-cell table:number-columns-repeated="2"/>
          <table:table-cell office:value-type="float" office:value="2.44" table:style-name="ce13">
            <text:p>2.44 €</text:p>
          </table:table-cell>
          <table:table-cell office:value-type="float" office:value="4.88" table:formula="of:=[.R30]*[.W30]" table:number-columns-spanned="2" table:number-rows-spanned="1" table:style-name="ce48">
            <text:p>4.88 €<text:s/></text:p>
          </table:table-cell>
          <table:covered-table-cell/>
          <table:table-cell office:value-type="float" office:value="2" table:number-columns-spanned="2" table:number-rows-spanned="1" table:style-name="ce46">
            <text:p>2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13" table:style-name="ce92"/>
          <table:table-cell table:number-columns-repeated="12" table:style-name="ce1"/>
          <table:table-cell table:number-columns-repeated="2" table:style-name="ce2"/>
          <table:table-cell table:number-columns-repeated="16357"/>
        </table:table-row>
        <table:table-row table:number-rows-repeated="1048545" table:style-name="ro4">
          <table:table-cell table:number-columns-repeated="16384"/>
        </table:table-row>
      </table:table>
      <table:table table:name="Feuille2" table:style-name="ta1"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30"/>
        <table:table-column table:style-name="co1" table:default-cell-style-name="ce2"/>
        <table:table-column table:style-name="co7" table:default-cell-style-name="ce73"/>
        <table:table-column table:style-name="co8" table:default-cell-style-name="ce2"/>
        <table:table-column table:style-name="co2" table:number-columns-repeated="16377" table:default-cell-style-name="ce1"/>
        <table:table-row table:style-name="ro5">
          <table:table-cell office:value-type="string" table:style-name="ce68">
            <text:p>Materiels</text:p>
          </table:table-cell>
          <table:table-cell office:value-type="string" table:style-name="ce69">
            <text:p>Quantites</text:p>
          </table:table-cell>
          <table:table-cell office:value-type="string" table:style-name="ce70">
            <text:p>Prix °</text:p>
          </table:table-cell>
          <table:table-cell office:value-type="string" table:style-name="ce71">
            <text:p>Prix total °</text:p>
          </table:table-cell>
          <table:table-cell office:value-type="string" table:style-name="ce70">
            <text:p>Prix – cher</text:p>
          </table:table-cell>
          <table:table-cell office:value-type="string" table:style-name="ce72">
            <text:p>Prix total – cher</text:p>
          </table:table-cell>
          <table:table-cell office:value-type="string" table:style-name="ce70">
            <text:p>Lien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Prise d'alimentation CC, 5.0A, Montage panneau, 12,0 V, 21.3mm</text:p>
          </table:table-cell>
          <table:table-cell office:value-type="float" office:value="1" table:style-name="ce2">
            <text:p>1</text:p>
          </table:table-cell>
          <table:table-cell office:value-type="float" office:value="7.41" table:style-name="ce2">
            <text:p>7.41</text:p>
          </table:table-cell>
          <table:table-cell office:value-type="float" office:value="7.41" table:style-name="ce30">
            <text:p>7.41</text:p>
          </table:table-cell>
          <table:table-cell office:value-type="float" office:value="5.5" table:style-name="ce2">
            <text:p>5.5</text:p>
          </table:table-cell>
          <table:table-cell office:value-type="float" office:value="5.5" table:style-name="ce73">
            <text:p>5.5</text:p>
          </table:table-cell>
          <table:table-cell office:value-type="string" table:style-name="ce2">
            <text:p>https://shorturl.at/owY15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Porte-fusible monté sur panneau RS PRO taille 5 x 20mm 10A 250V c.a.</text:p>
          </table:table-cell>
          <table:table-cell office:value-type="float" office:value="1" table:style-name="ce2">
            <text:p>1</text:p>
          </table:table-cell>
          <table:table-cell office:value-type="float" office:value="4.0599999999999996" table:style-name="ce2">
            <text:p>4.06</text:p>
          </table:table-cell>
          <table:table-cell office:value-type="float" office:value="4.0599999999999996" table:style-name="ce30">
            <text:p>4.06</text:p>
          </table:table-cell>
          <table:table-cell office:value-type="float" office:value="3.32" table:style-name="ce2">
            <text:p>3.32</text:p>
          </table:table-cell>
          <table:table-cell office:value-type="float" office:value="3.32" table:style-name="ce73">
            <text:p>3.32</text:p>
          </table:table-cell>
          <table:table-cell office:value-type="string" table:style-name="ce2">
            <text:p>https://shorturl.at/jvJR1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Voyant LED lumineux Rouge CML Innovative Technologies, dia. 8mm, 24V c.c., IP67</text:p>
          </table:table-cell>
          <table:table-cell office:value-type="float" office:value="8" table:style-name="ce2">
            <text:p>8</text:p>
          </table:table-cell>
          <table:table-cell office:value-type="float" office:value="4.3899999999999997" table:style-name="ce2">
            <text:p>4.39</text:p>
          </table:table-cell>
          <table:table-cell office:value-type="float" office:value="35.119999999999997" table:style-name="ce30">
            <text:p>35.12</text:p>
          </table:table-cell>
          <table:table-cell table:style-name="ce2"/>
          <table:table-cell office:value-type="float" office:value="35.119999999999997" table:style-name="ce73">
            <text:p>35.12</text:p>
          </table:table-cell>
          <table:table-cell table:style-name="ce2"/>
          <table:table-cell table:number-columns-repeated="16377"/>
        </table:table-row>
        <table:table-row table:style-name="ro8">
          <table:table-cell office:value-type="string" table:style-name="ce1">
            <text:p>Relais d'interface 24V c.c., 4 RT, montage Rail DIN, série , 58 Series</text:p>
          </table:table-cell>
          <table:table-cell office:value-type="float" office:value="14" table:style-name="ce2">
            <text:p>14</text:p>
          </table:table-cell>
          <table:table-cell office:value-type="float" office:value="19.88" table:style-name="ce2">
            <text:p>19.88</text:p>
          </table:table-cell>
          <table:table-cell office:value-type="float" office:value="278.32" table:style-name="ce30">
            <text:p>278.32</text:p>
          </table:table-cell>
          <table:table-cell office:value-type="float" office:value="12.99" table:style-name="ce2">
            <text:p>12.99</text:p>
          </table:table-cell>
          <table:table-cell office:value-type="float" office:value="181.86" table:style-name="ce73">
            <text:p>181.86</text:p>
          </table:table-cell>
          <table:table-cell office:value-type="string" table:style-name="ce2">
            <text:p>https://shorturl.at/BH139</text:p>
          </table:table-cell>
          <table:table-cell table:number-columns-repeated="16377"/>
        </table:table-row>
        <table:table-row table:style-name="ro9">
          <table:table-cell office:value-type="string" table:style-name="ce1">
            <text:p>Interrupteur à levier RS PRO, On-Off, 1NO, 5 A @ 28 V c.c.</text:p>
          </table:table-cell>
          <table:table-cell office:value-type="float" office:value="10" table:style-name="ce2">
            <text:p>10</text:p>
          </table:table-cell>
          <table:table-cell office:value-type="float" office:value="2.98" table:style-name="ce2">
            <text:p>2.98</text:p>
          </table:table-cell>
          <table:table-cell office:value-type="float" office:value="29.8" table:style-name="ce30">
            <text:p>29.8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Cosse faston Molex, 190170001, 22 AWG, Isolé, Rouge, série : 19017</text:p>
          </table:table-cell>
          <table:table-cell office:value-type="float" office:value="20" table:style-name="ce2">
            <text:p>20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" table:style-name="ce30">
            <text:p>28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Alimentation enfichable 24V c.c., 750mA, 18W, , Régulée</text:p>
          </table:table-cell>
          <table:table-cell office:value-type="float" office:value="1" table:style-name="ce2">
            <text:p>1</text:p>
          </table:table-cell>
          <table:table-cell office:value-type="float" office:value="11.95" table:style-name="ce2">
            <text:p>11.95</text:p>
          </table:table-cell>
          <table:table-cell office:value-type="float" office:value="11.95" table:style-name="ce30">
            <text:p>11.95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4">
          <table:table-cell office:value-type="string" table:style-name="ce1">
            <text:p>Cartouche fusible RS PRO, 1A 5 x 20mm Type T 250V c.a.(lot de 100)</text:p>
          </table:table-cell>
          <table:table-cell office:value-type="float" office:value="100" table:style-name="ce2">
            <text:p>100</text:p>
          </table:table-cell>
          <table:table-cell office:value-type="float" office:value="0.16789999999999999" table:style-name="ce2">
            <text:p>0.1679</text:p>
          </table:table-cell>
          <table:table-cell office:value-type="float" office:value="16.79" table:style-name="ce30">
            <text:p>16.79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cavalier pour relais d’interface</text:p>
          </table:table-cell>
          <table:table-cell office:value-type="float" office:value="1" table:style-name="ce2">
            <text:p>1</text:p>
          </table:table-cell>
          <table:table-cell office:value-type="float" office:value="2.8" table:style-name="ce2">
            <text:p>2.8</text:p>
          </table:table-cell>
          <table:table-cell office:value-type="float" office:value="2.8" table:style-name="ce30">
            <text:p>2.8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10">
          <table:table-cell office:value-type="string" table:style-name="ce1">
            <text:p>Rail DIN RS PRO 500mm x 35mm x 7.5mm, Fendu, Rail oméga en Acier</text:p>
          </table:table-cell>
          <table:table-cell office:value-type="float" office:value="4" table:style-name="ce2">
            <text:p>4</text:p>
          </table:table-cell>
          <table:table-cell office:value-type="float" office:value="4.41" table:style-name="ce2">
            <text:p>4.41</text:p>
          </table:table-cell>
          <table:table-cell office:value-type="float" office:value="22.05" table:style-name="ce30">
            <text:p>22.05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Bloc de jonction RS PRO, 2.5mm², A visser gris (1 paquet de 10)</text:p>
          </table:table-cell>
          <table:table-cell office:value-type="float" office:value="4" table:style-name="ce2">
            <text:p>4</text:p>
          </table:table-cell>
          <table:table-cell office:value-type="float" office:value="4.5" table:style-name="ce2">
            <text:p>4.5</text:p>
          </table:table-cell>
          <table:table-cell office:value-type="float" office:value="18" table:style-name="ce30">
            <text:p>18</text:p>
          </table:table-cell>
          <table:table-cell office:value-type="float" office:value="3.91" table:style-name="ce2">
            <text:p>3.91</text:p>
          </table:table-cell>
          <table:table-cell office:value-type="string" table:style-name="ce73">
            <text:p>15,64</text:p>
          </table:table-cell>
          <table:table-cell office:value-type="string" table:style-name="ce2">
            <text:p>https://fr.rs-online.com/web/p/blocs-de-jonction-rail-din/8787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oc de jonction RS PRO, 2.5mm², A visser, Orange 1 paquet de 10</text:p>
          </table:table-cell>
          <table:table-cell office:value-type="float" office:value="2" table:style-name="ce2">
            <text:p>2</text:p>
          </table:table-cell>
          <table:table-cell office:value-type="float" office:value="5.14" table:style-name="ce2">
            <text:p>5.14</text:p>
          </table:table-cell>
          <table:table-cell office:value-type="float" office:value="10.28" table:style-name="ce30">
            <text:p>10.28</text:p>
          </table:table-cell>
          <table:table-cell table:style-name="ce2"/>
          <table:table-cell table:style-name="ce73"/>
          <table:table-cell office:value-type="string" table:style-name="ce2">
            <text:p>https://shorturl.at/gsyI4</text:p>
          </table:table-cell>
          <table:table-cell table:number-columns-repeated="16377"/>
        </table:table-row>
        <table:table-row table:style-name="ro10">
          <table:table-cell office:value-type="string" table:style-name="ce1">
            <text:p>Bloc de jonction RS PRO, 2.5mm², A visser, Noir 1 paquet de 10</text:p>
          </table:table-cell>
          <table:table-cell office:value-type="float" office:value="2" table:style-name="ce2">
            <text:p>2</text:p>
          </table:table-cell>
          <table:table-cell office:value-type="float" office:value="4.63" table:style-name="ce2">
            <text:p>4.63</text:p>
          </table:table-cell>
          <table:table-cell office:value-type="float" office:value="9.26" table:style-name="ce30">
            <text:p>9.26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Cavalier RS PRO pour Bloc de jonction à verrouillage à vis 1 paquet de 5</text:p>
          </table:table-cell>
          <table:table-cell office:value-type="float" office:value="1" table:style-name="ce2">
            <text:p>1</text:p>
          </table:table-cell>
          <table:table-cell office:value-type="float" office:value="4.24" table:style-name="ce2">
            <text:p>4.24</text:p>
          </table:table-cell>
          <table:table-cell office:value-type="float" office:value="4.24" table:style-name="ce30">
            <text:p>4.24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4">
          <table:table-cell office:value-type="string" table:style-name="ce1">
            <text:p>file electrique orange</text:p>
          </table:table-cell>
          <table:table-cell office:value-type="float" office:value="2" table:style-name="ce2">
            <text:p>2</text:p>
          </table:table-cell>
          <table:table-cell office:value-type="float" office:value="2.44" table:style-name="ce2">
            <text:p>2.44</text:p>
          </table:table-cell>
          <table:table-cell office:value-type="float" office:value="4.88" table:style-name="ce30">
            <text:p>4.88</text:p>
          </table:table-cell>
          <table:table-cell table:style-name="ce2"/>
          <table:table-cell table:style-name="ce73"/>
          <table:table-cell table:style-name="ce2"/>
          <table:table-cell table:number-columns-repeated="16377"/>
        </table:table-row>
        <table:table-row table:style-name="ro4">
          <table:table-cell office:value-type="string" table:style-name="ce1">
            <text:p>file electrique noir</text:p>
          </table:table-cell>
          <table:table-cell table:number-columns-repeated="2" table:style-name="ce2"/>
          <table:table-cell table:style-name="ce30"/>
          <table:table-cell table:number-columns-repeated="16380"/>
        </table:table-row>
        <table:table-row table:style-name="ro4">
          <table:table-cell office:value-type="string" table:style-name="ce1">
            <text:p>file electrique bleu</text:p>
          </table:table-cell>
          <table:table-cell table:number-columns-repeated="2" table:style-name="ce2"/>
          <table:table-cell table:style-name="ce30"/>
          <table:table-cell table:number-columns-repeated="16380"/>
        </table:table-row>
        <table:table-row table:style-name="ro4">
          <table:table-cell office:value-type="string" table:style-name="ce1">
            <text:p>bois de 5mm 2 ( 594x841mm)</text:p>
          </table:table-cell>
          <table:table-cell table:number-columns-repeated="2" table:style-name="ce2"/>
          <table:table-cell table:style-name="ce30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string" table:style-name="ce93">
            <text:p>pince a bec effile talon grip ORANGE 9</text:p>
          </table:table-cell>
          <table:table-cell office:value-type="float" office:value="1" table:style-name="ce94">
            <text:p>1</text:p>
          </table:table-cell>
          <table:table-cell office:value-type="float" office:value="61.5" table:style-name="ce94">
            <text:p>61.5</text:p>
          </table:table-cell>
          <table:table-cell office:value-type="string" table:style-name="ce95">
            <text:p>.</text:p>
          </table:table-cell>
          <table:table-cell table:number-columns-repeated="16380"/>
        </table:table-row>
        <table:table-row table:style-name="ro4">
          <table:table-cell office:value-type="string" table:style-name="ce93">
            <text:p>facom PH0 ANP 0X75</text:p>
          </table:table-cell>
          <table:table-cell office:value-type="float" office:value="1" table:style-name="ce94">
            <text:p>1</text:p>
          </table:table-cell>
          <table:table-cell office:value-type="float" office:value="6.43" table:style-name="ce94">
            <text:p>6.43</text:p>
          </table:table-cell>
          <table:table-cell table:style-name="ce95"/>
          <table:table-cell table:number-columns-repeated="16380"/>
        </table:table-row>
        <table:table-row table:style-name="ro4">
          <table:table-cell office:value-type="string" table:style-name="ce93">
            <text:p>kauke pinces pour cosses a fut oivert klauke</text:p>
          </table:table-cell>
          <table:table-cell office:value-type="float" office:value="1" table:style-name="ce94">
            <text:p>1</text:p>
          </table:table-cell>
          <table:table-cell office:value-type="float" office:value="200" table:style-name="ce94">
            <text:p>200</text:p>
          </table:table-cell>
          <table:table-cell table:style-name="ce95"/>
          <table:table-cell table:number-columns-repeated="16380"/>
        </table:table-row>
        <table:table-row table:style-name="ro4">
          <table:table-cell office:value-type="string" table:style-name="ce93">
            <text:p>pince a denudee serie pour fil</text:p>
          </table:table-cell>
          <table:table-cell office:value-type="float" office:value="1" table:style-name="ce94">
            <text:p>1</text:p>
          </table:table-cell>
          <table:table-cell office:value-type="float" office:value="20" table:style-name="ce94">
            <text:p>20</text:p>
          </table:table-cell>
          <table:table-cell table:style-name="ce95"/>
          <table:table-cell table:number-columns-repeated="16380"/>
        </table:table-row>
        <table:table-row table:style-name="ro4">
          <table:table-cell office:value-type="string" table:style-name="ce93">
            <text:p>ecrou</text:p>
          </table:table-cell>
          <table:table-cell office:value-type="float" office:value="1" table:style-name="ce94">
            <text:p>1</text:p>
          </table:table-cell>
          <table:table-cell office:value-type="float" office:value="42" table:style-name="ce94">
            <text:p>42</text:p>
          </table:table-cell>
          <table:table-cell table:style-name="ce95"/>
          <table:table-cell table:number-columns-repeated="16380"/>
        </table:table-row>
        <table:table-row table:style-name="ro4">
          <table:table-cell office:value-type="string" table:style-name="ce93">
            <text:p>ecrou2</text:p>
          </table:table-cell>
          <table:table-cell office:value-type="float" office:value="1" table:style-name="ce94">
            <text:p>1</text:p>
          </table:table-cell>
          <table:table-cell office:value-type="float" office:value="82" table:style-name="ce94">
            <text:p>82</text:p>
          </table:table-cell>
          <table:table-cell table:style-name="ce95"/>
          <table:table-cell table:number-columns-repeated="16380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 Narrow" svg:font-family="&quot;Arial Narrow&quot;"/>
    <style:font-face style:name="Arial" svg:font-family="Arial"/>
    <style:font-face style:name="Arial1" svg:font-family="Arial1"/>
    <style:font-face style:name="Times New Roman" svg:font-family="&quot;Times New Roman&quot;"/>
    <style:font-face style:name="Arial2" svg:font-family="Arial2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P0">
      <number:number number:decimal-places="2" number:min-decimal-places="2" number:min-integer-digits="1" number:grouping="true"/>
      <number:text> € </number:text>
    </number:number-style>
    <number:number-style style:name="N37P1">
      <number:number number:decimal-places="2" number:min-decimal-places="2" number:min-integer-digits="1" number:grouping="true"/>
      <number:text> € </number:text>
    </number:number-style>
    <number:number-style style:name="N37P2">
      <number:text>-</number:text>
      <number:number number:decimal-places="0" number:min-decimal-places="0" number:min-integer-digits="0">
        <number:embedded-text number:position="0"> €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2" number:min-decimal-places="2" number:min-integer-digits="1" number:grouping="true"/>
      <number:text> €</number:text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User</meta:initial-creator>
    <dc:creator>Petina Hajj</dc:creator>
    <meta:creation-date>2023-11-27T10:20:38Z</meta:creation-date>
    <dc:date>2023-11-27T10:20:38Z</dc:date>
    <meta:editing-cycles>8</meta:editing-cycles>
    <meta:editing-duration>PT1829S</meta:editing-duration>
  </office:meta>
</office:document-meta>
</file>